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1.02cm" fo:min-width="4.58cm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1.057cm" fo:min-width="4.58cm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1.086cm" fo:min-width="6.485cm"/>
    </style:style>
    <style:style style:name="gr4" style:family="graphic" style:parent-style-name="standard">
      <style:graphic-properties svg:stroke-color="#000000" draw:marker-end="Arrow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-color="#eeeee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08cm" svg:height="1.27cm" svg:x="1.278cm" svg:y="1.329cm">
          <text:p text:style-name="P1"><text:span text:style-name="T1">Analysi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5.08cm" svg:height="1.307cm" svg:x="1.278cm" svg:y="3.489cm">
          <text:p text:style-name="P3"><text:span text:style-name="T1">LLHRatioAnalysi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6.985cm" svg:height="1.336cm" svg:x="1.278cm" svg:y="5.789cm">
          <text:p text:style-name="P3"><text:span text:style-name="T1">NestedProfileLLHRatioAnalysi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6.985cm" svg:height="1.336cm" svg:x="8.79cm" svg:y="5.789cm">
          <text:p text:style-name="P3"><text:span text:style-name="T1">SingleSupLLHRatioAnalysis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3.818cm" svg:y1="2.599cm" svg:x2="3.818cm" svg:y2="3.489cm" draw:start-shape="id1" draw:start-glue-point="2" draw:end-shape="id2" draw:end-glue-point="0" svg:d="M3818 2599v890" svg:viewBox="0 0 1 891">
          <text:p/>
        </draw:connector>
        <draw:connector draw:style-name="gr4" draw:text-style-name="P1" draw:layer="layout" svg:x1="3.818cm" svg:y1="4.796cm" svg:x2="4.77cm" svg:y2="5.789cm" draw:start-shape="id2" draw:start-glue-point="2" draw:end-shape="id3" draw:end-glue-point="0" svg:d="M3818 4796v496h952v497" svg:viewBox="0 0 953 994">
          <text:p/>
        </draw:connector>
        <draw:connector draw:style-name="gr4" draw:text-style-name="P1" draw:layer="layout" svg:x1="3.818cm" svg:y1="4.796cm" svg:x2="12.282cm" svg:y2="5.789cm" draw:start-shape="id2" draw:start-glue-point="2" draw:end-shape="id4" draw:end-glue-point="0" svg:d="M3818 4796v500h3756v-8h4708v501" svg:viewBox="0 0 8465 99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8T14:39:30.934656314</meta:creation-date>
    <meta:generator>LibreOffice/6.0.7.3$Linux_X86_64 LibreOffice_project/00m0$Build-3</meta:generator>
    <dc:date>2019-04-18T15:14:57.026015111</dc:date>
    <meta:editing-duration>PT35M26S</meta:editing-duration>
    <meta:editing-cycles>1</meta:editing-cycles>
    <meta:document-statistic meta:object-count="7"/>
  </office:meta>
</office:document-meta>
</file>